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7257in" table:align="left"/>
    </style:style>
    <style:style style:name="Table1.A" style:family="table-column">
      <style:table-column-properties style:column-width="0.7257in"/>
    </style:style>
    <style:style style:name="Table1.A1" style:family="table-cell">
      <style:table-cell-properties style:vertical-align="middle" fo:padding="0.0194in" fo:border="none"/>
    </style:style>
    <style:style style:name="Table2" style:family="table">
      <style:table-properties style:width="2.1132in" table:align="left"/>
    </style:style>
    <style:style style:name="Table2.A" style:family="table-column">
      <style:table-column-properties style:column-width="2.1132in"/>
    </style:style>
    <style:style style:name="Table2.A1" style:family="table-cell">
      <style:table-cell-properties style:vertical-align="middle" fo:padding="0.0194in" fo:border="none"/>
    </style:style>
    <style:style style:name="Table3" style:family="table">
      <style:table-properties style:width="3.3007in" table:align="left"/>
    </style:style>
    <style:style style:name="Table3.A" style:family="table-column">
      <style:table-column-properties style:column-width="3.3007in"/>
    </style:style>
    <style:style style:name="Table3.A1" style:family="table-cell">
      <style:table-cell-properties style:vertical-align="middle" fo:padding="0.0194in" fo:border="none"/>
    </style:style>
    <style:style style:name="P1" style:family="paragraph" style:parent-style-name="Standard">
      <style:text-properties officeooo:rsid="0005a74b" officeooo:paragraph-rsid="0005a74b"/>
    </style:style>
    <style:style style:name="P2" style:family="paragraph" style:parent-style-name="Standard">
      <style:text-properties officeooo:rsid="0006c94d" officeooo:paragraph-rsid="0006c94d"/>
    </style:style>
    <style:style style:name="P3" style:family="paragraph" style:parent-style-name="Standard">
      <style:text-properties officeooo:rsid="000845ea" officeooo:paragraph-rsid="0005a74b"/>
    </style:style>
    <style:style style:name="P4" style:family="paragraph" style:parent-style-name="Standard">
      <style:text-properties fo:font-weight="bold" officeooo:rsid="000845ea" officeooo:paragraph-rsid="0009a059" style:font-weight-asian="bold" style:font-weight-complex="bold"/>
    </style:style>
    <style:style style:name="P5" style:family="paragraph" style:parent-style-name="Standard">
      <style:text-properties fo:font-weight="bold" officeooo:rsid="000845ea" officeooo:paragraph-rsid="00257df2" style:font-weight-asian="bold" style:font-weight-complex="bold"/>
    </style:style>
    <style:style style:name="P6" style:family="paragraph" style:parent-style-name="Standard">
      <style:text-properties fo:font-weight="bold" officeooo:rsid="000845ea" officeooo:paragraph-rsid="0035348b" style:font-weight-asian="bold" style:font-weight-complex="bold"/>
    </style:style>
    <style:style style:name="P7" style:family="paragraph" style:parent-style-name="Standard">
      <style:paragraph-properties fo:text-align="start" style:justify-single-word="false"/>
      <style:text-properties fo:font-weight="bold" officeooo:rsid="00125a69" officeooo:paragraph-rsid="00289870" style:font-weight-asian="bold" style:font-weight-complex="bold"/>
    </style:style>
    <style:style style:name="P8" style:family="paragraph" style:parent-style-name="Standard">
      <style:text-properties fo:font-weight="bold" officeooo:rsid="001478c1" officeooo:paragraph-rsid="001478c1" style:font-weight-asian="bold" style:font-weight-complex="bold"/>
    </style:style>
    <style:style style:name="P9" style:family="paragraph" style:parent-style-name="Standard">
      <style:text-properties fo:font-weight="bold" officeooo:rsid="001478c1" officeooo:paragraph-rsid="003714cf" style:font-weight-asian="bold" style:font-weight-complex="bold"/>
    </style:style>
    <style:style style:name="P10" style:family="paragraph" style:parent-style-name="Standard">
      <style:text-properties fo:font-weight="bold" officeooo:rsid="002a5f0f" officeooo:paragraph-rsid="002a5f0f" style:font-weight-asian="bold" style:font-weight-complex="bold"/>
    </style:style>
    <style:style style:name="P11" style:family="paragraph" style:parent-style-name="Standard">
      <style:text-properties fo:font-weight="bold" officeooo:rsid="002d92bf" officeooo:paragraph-rsid="002d92bf" style:font-weight-asian="bold" style:font-weight-complex="bold"/>
    </style:style>
    <style:style style:name="P12" style:family="paragraph" style:parent-style-name="Standard">
      <style:text-properties fo:font-weight="bold" officeooo:rsid="0035914a" officeooo:paragraph-rsid="0035914a" style:font-weight-asian="bold" style:font-weight-complex="bold"/>
    </style:style>
    <style:style style:name="P13" style:family="paragraph" style:parent-style-name="Standard">
      <style:text-properties fo:font-weight="normal" officeooo:rsid="000845ea" officeooo:paragraph-rsid="000845ea" style:font-weight-asian="normal" style:font-weight-complex="normal"/>
    </style:style>
    <style:style style:name="P14" style:family="paragraph" style:parent-style-name="Standard">
      <style:text-properties fo:font-weight="normal" officeooo:rsid="002bae96" officeooo:paragraph-rsid="002bae96" style:font-weight-asian="normal" style:font-weight-complex="normal"/>
    </style:style>
    <style:style style:name="P15" style:family="paragraph" style:parent-style-name="Standard">
      <style:text-properties fo:font-weight="normal" officeooo:rsid="002d92bf" officeooo:paragraph-rsid="002d92bf" style:font-weight-asian="normal" style:font-weight-complex="normal"/>
    </style:style>
    <style:style style:name="P16" style:family="paragraph" style:parent-style-name="Standard">
      <style:text-properties fo:font-weight="normal" officeooo:rsid="001478c1" officeooo:paragraph-rsid="003714cf" style:font-weight-asian="normal" style:font-weight-complex="normal"/>
    </style:style>
    <style:style style:name="P17" style:family="paragraph" style:parent-style-name="Standard">
      <style:text-properties fo:font-weight="normal" officeooo:rsid="002fa020" officeooo:paragraph-rsid="002fa020" style:font-weight-asian="normal" style:font-weight-complex="normal"/>
    </style:style>
    <style:style style:name="P18" style:family="paragraph" style:parent-style-name="Standard">
      <style:text-properties fo:font-weight="normal" officeooo:rsid="0037c3ff" officeooo:paragraph-rsid="0037c3ff" style:font-weight-asian="normal" style:font-weight-complex="normal"/>
    </style:style>
    <style:style style:name="P19" style:family="paragraph" style:parent-style-name="Standard">
      <style:text-properties fo:font-weight="normal" officeooo:rsid="003b828d" officeooo:paragraph-rsid="003b828d" style:font-weight-asian="normal" style:font-weight-complex="normal"/>
    </style:style>
    <style:style style:name="P20" style:family="paragraph" style:parent-style-name="Standard">
      <style:text-properties fo:font-weight="normal" officeooo:rsid="0043812f" officeooo:paragraph-rsid="0043812f" style:font-weight-asian="normal" style:font-weight-complex="normal"/>
    </style:style>
    <style:style style:name="P21" style:family="paragraph" style:parent-style-name="Standard">
      <style:text-properties fo:font-weight="normal" officeooo:rsid="00456022" officeooo:paragraph-rsid="00456022" style:font-weight-asian="normal" style:font-weight-complex="normal"/>
    </style:style>
    <style:style style:name="P22" style:family="paragraph" style:parent-style-name="Standard">
      <style:text-properties style:font-name="Liberation Sans" fo:font-weight="bold" officeooo:rsid="001478c1" officeooo:paragraph-rsid="001478c1" style:font-weight-asian="bold" style:font-weight-complex="bold"/>
    </style:style>
    <style:style style:name="P23" style:family="paragraph" style:parent-style-name="Standard">
      <style:text-properties style:font-name="Liberation Sans" fo:font-size="12pt" fo:font-weight="bold" officeooo:rsid="00217c5a" officeooo:paragraph-rsid="00217c5a" style:font-size-asian="12pt" style:font-weight-asian="bold" style:font-size-complex="12pt" style:font-weight-complex="bold"/>
    </style:style>
    <style:style style:name="P24" style:family="paragraph" style:parent-style-name="Standard">
      <style:text-properties officeooo:rsid="00217c5a" officeooo:paragraph-rsid="00217c5a"/>
    </style:style>
    <style:style style:name="P25" style:family="paragraph" style:parent-style-name="Standard">
      <style:text-properties fo:font-size="12pt" officeooo:rsid="00217c5a" officeooo:paragraph-rsid="00217c5a" style:font-size-asian="12pt" style:font-size-complex="12pt"/>
    </style:style>
    <style:style style:name="P26" style:family="paragraph" style:parent-style-name="Standard">
      <style:text-properties officeooo:paragraph-rsid="00343b3b"/>
    </style:style>
    <style:style style:name="P27" style:family="paragraph" style:parent-style-name="Standard">
      <style:text-properties officeooo:paragraph-rsid="0035348b"/>
    </style:style>
    <style:style style:name="P28" style:family="paragraph" style:parent-style-name="Standard">
      <style:text-properties officeooo:rsid="0035914a" officeooo:paragraph-rsid="0035914a"/>
    </style:style>
    <style:style style:name="P29" style:family="paragraph" style:parent-style-name="Standard">
      <style:text-properties officeooo:rsid="003714cf" officeooo:paragraph-rsid="003714cf"/>
    </style:style>
    <style:style style:name="P30" style:family="paragraph" style:parent-style-name="Standard">
      <style:text-properties officeooo:rsid="0040b82f" officeooo:paragraph-rsid="0040b82f"/>
    </style:style>
    <style:style style:name="P31" style:family="paragraph" style:parent-style-name="Standard">
      <style:text-properties officeooo:paragraph-rsid="00459465"/>
    </style:style>
    <style:style style:name="P32" style:family="paragraph" style:parent-style-name="Preformatted_20_Text">
      <style:text-properties fo:font-weight="normal" officeooo:rsid="001478c1" officeooo:paragraph-rsid="003714cf" style:font-weight-asian="normal" style:font-weight-complex="normal"/>
    </style:style>
    <style:style style:name="P33" style:family="paragraph" style:parent-style-name="Preformatted_20_Text">
      <style:text-properties fo:font-weight="normal" officeooo:rsid="003d4237" officeooo:paragraph-rsid="003714cf" style:font-weight-asian="normal" style:font-weight-complex="normal"/>
    </style:style>
    <style:style style:name="P34" style:family="paragraph" style:parent-style-name="Preformatted_20_Text">
      <style:text-properties fo:font-weight="normal" officeooo:rsid="0043812f" officeooo:paragraph-rsid="0043812f" style:font-weight-asian="normal" style:font-weight-complex="normal"/>
    </style:style>
    <style:style style:name="P35" style:family="paragraph" style:parent-style-name="Preformatted_20_Text">
      <style:paragraph-properties fo:margin-top="0in" fo:margin-bottom="0.1965in" style:contextual-spacing="false"/>
    </style:style>
    <style:style style:name="P36" style:family="paragraph" style:parent-style-name="Text_20_body">
      <style:text-properties officeooo:paragraph-rsid="00217c5a"/>
    </style:style>
    <style:style style:name="P37" style:family="paragraph" style:parent-style-name="Text_20_body">
      <style:text-properties officeooo:rsid="00217c5a" officeooo:paragraph-rsid="00217c5a"/>
    </style:style>
    <style:style style:name="P38" style:family="paragraph" style:parent-style-name="Text_20_body">
      <style:text-properties fo:font-weight="normal" officeooo:rsid="001478c1" officeooo:paragraph-rsid="003714cf" style:font-weight-asian="normal" style:font-weight-complex="normal"/>
    </style:style>
    <style:style style:name="P39" style:family="paragraph" style:parent-style-name="Text_20_body">
      <style:text-properties officeooo:rsid="0044a0cf" officeooo:paragraph-rsid="0044a0cf"/>
    </style:style>
    <style:style style:name="P40" style:family="paragraph" style:parent-style-name="Text_20_body">
      <style:text-properties officeooo:rsid="00479e50" officeooo:paragraph-rsid="00479e50"/>
    </style:style>
    <style:style style:name="P41" style:family="paragraph" style:parent-style-name="Text_20_body">
      <style:text-properties officeooo:rsid="0049beff" officeooo:paragraph-rsid="0049beff"/>
    </style:style>
    <style:style style:name="P42" style:family="paragraph" style:parent-style-name="Text_20_body">
      <style:text-properties officeooo:rsid="0049eb59" officeooo:paragraph-rsid="0049eb59"/>
    </style:style>
    <style:style style:name="P43" style:family="paragraph" style:parent-style-name="Heading_20_3">
      <style:text-properties style:font-name="Liberation Sans" fo:font-size="12pt" fo:font-weight="bold" officeooo:paragraph-rsid="00217c5a" style:font-size-asian="12pt" style:font-weight-asian="bold" style:font-size-complex="12pt" style:font-weight-complex="bold"/>
    </style:style>
    <style:style style:name="P44" style:family="paragraph" style:parent-style-name="Heading_20_3">
      <style:text-properties fo:color="#9876aa" loext:opacity="100%" style:font-name="Liberation Sans" fo:font-size="12pt" fo:font-style="normal" fo:font-weight="bold" style:font-size-asian="12pt" style:font-style-asian="normal" style:font-weight-asian="bold" style:font-size-complex="12pt" style:font-weight-complex="bold"/>
    </style:style>
    <style:style style:name="P45" style:family="paragraph" style:parent-style-name="Heading_20_3">
      <style:text-properties officeooo:rsid="00217c5a" officeooo:paragraph-rsid="00217c5a"/>
    </style:style>
    <style:style style:name="P46" style:family="paragraph" style:parent-style-name="Quotations" style:list-style-name="L3"/>
    <style:style style:name="P47" style:family="paragraph" style:parent-style-name="Quotations" style:list-style-name="L3">
      <style:paragraph-properties fo:margin-top="0in" fo:margin-bottom="0in" style:contextual-spacing="false"/>
    </style:style>
    <style:style style:name="P48" style:family="paragraph" style:parent-style-name="Standard">
      <style:text-properties fo:font-weight="normal" officeooo:rsid="0009a059" officeooo:paragraph-rsid="0009a059" style:font-weight-asian="normal" style:font-weight-complex="normal"/>
    </style:style>
    <style:style style:name="P49" style:family="paragraph" style:parent-style-name="Standard">
      <style:text-properties fo:font-weight="normal" officeooo:rsid="000b27f0" officeooo:paragraph-rsid="0009a059" style:font-weight-asian="normal" style:font-weight-complex="normal"/>
    </style:style>
    <style:style style:name="P50" style:family="paragraph" style:parent-style-name="Standard">
      <style:paragraph-properties fo:text-align="center" style:justify-single-word="false"/>
      <style:text-properties fo:font-weight="normal" officeooo:rsid="00289870" officeooo:paragraph-rsid="00289870" style:font-weight-asian="normal" style:font-weight-complex="normal"/>
    </style:style>
    <style:style style:name="P51" style:family="paragraph" style:parent-style-name="Standard" style:list-style-name="L1">
      <style:text-properties fo:font-weight="normal" officeooo:rsid="002fa020" officeooo:paragraph-rsid="002fa020" style:font-weight-asian="normal" style:font-weight-complex="normal"/>
    </style:style>
    <style:style style:name="P52" style:family="paragraph" style:parent-style-name="Standard">
      <style:text-properties fo:color="#e8bf6a" loext:opacity="100%" style:font-name="JetBrains Mono" fo:font-size="10pt" fo:font-style="normal" fo:font-weight="normal" officeooo:rsid="001ef884" officeooo:paragraph-rsid="001ef884" style:font-size-asian="10pt" style:font-style-asian="normal" style:font-weight-asian="normal"/>
    </style:style>
    <style:style style:name="P53" style:family="paragraph" style:parent-style-name="Standard">
      <style:text-properties fo:color="#e8bf6a" loext:opacity="100%" style:font-name="JetBrains Mono" fo:font-size="10pt" fo:font-style="normal" fo:font-weight="bold" officeooo:rsid="001478c1" officeooo:paragraph-rsid="001478c1" style:font-size-asian="10pt" style:font-style-asian="normal" style:font-weight-asian="bold" style:font-weight-complex="bold"/>
    </style:style>
    <style:style style:name="P54" style:family="paragraph" style:parent-style-name="Standard">
      <style:paragraph-properties fo:text-align="center" style:justify-single-word="false"/>
      <style:text-properties officeooo:paragraph-rsid="001478c1"/>
    </style:style>
    <style:style style:name="P55" style:family="paragraph" style:parent-style-name="Standard">
      <style:paragraph-properties fo:text-align="start" style:justify-single-word="false"/>
      <style:text-properties officeooo:paragraph-rsid="001478c1"/>
    </style:style>
    <style:style style:name="P56" style:family="paragraph" style:parent-style-name="Standard">
      <style:paragraph-properties fo:text-align="start" style:justify-single-word="false"/>
      <style:text-properties officeooo:paragraph-rsid="0055f867"/>
    </style:style>
    <style:style style:name="P57" style:family="paragraph" style:parent-style-name="Standard">
      <style:paragraph-properties fo:text-align="start" style:justify-single-word="false"/>
      <style:text-properties fo:color="#000000" loext:opacity="100%" style:font-name="Liberation Sans" fo:font-size="12pt" fo:font-weight="normal" officeooo:paragraph-rsid="001478c1" fo:background-color="transparent"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000000" loext:opacity="100%" style:font-name="Liberation Sans" fo:font-size="12pt" fo:font-style="normal" fo:font-weight="normal" officeooo:rsid="0055f867" officeooo:paragraph-rsid="0055f867" fo:background-color="transparent" style:font-size-asian="12pt" style:font-style-asian="normal" style:font-weight-asian="normal" style:font-size-complex="12pt" style:font-weight-complex="normal"/>
    </style:style>
    <style:style style:name="P59" style:family="paragraph" style:parent-style-name="Standard">
      <style:paragraph-properties fo:text-align="start" style:justify-single-word="false"/>
      <style:text-properties fo:color="#000000" loext:opacity="100%" style:font-name="Liberation Sans" fo:font-size="12pt" fo:font-style="normal" fo:font-weight="normal" officeooo:rsid="0058f4f0" officeooo:paragraph-rsid="0058f4f0" fo:background-color="transparent" style:font-size-asian="12pt" style:font-style-asian="normal"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font-name="Liberation Sans" fo:font-size="12pt" fo:font-style="normal" fo:font-weight="normal" officeooo:rsid="00594a2a" officeooo:paragraph-rsid="00594a2a" fo:background-color="transparent" style:font-size-asian="12pt" style:font-style-asian="normal" style:font-weight-asian="normal" style:font-size-complex="12pt" style:font-weight-complex="normal"/>
    </style:style>
    <style:style style:name="P61" style:family="paragraph" style:parent-style-name="Standard">
      <style:paragraph-properties fo:text-align="start" style:justify-single-word="false"/>
      <style:text-properties fo:color="#000000" loext:opacity="100%" style:font-name="Liberation Sans" fo:font-size="12pt" fo:font-style="normal" fo:font-weight="normal" officeooo:rsid="00597d01" officeooo:paragraph-rsid="00597d01" fo:background-color="transparent" style:font-size-asian="12pt" style:font-style-asian="normal" style:font-weight-asian="normal" style:font-size-complex="12pt" style:font-weight-complex="normal"/>
    </style:style>
    <style:style style:name="P62" style:family="paragraph" style:parent-style-name="Standard">
      <style:paragraph-properties fo:text-align="start" style:justify-single-word="false"/>
      <style:text-properties fo:color="#000000" loext:opacity="100%" style:font-name="Liberation Sans" fo:font-size="12pt" fo:font-style="normal" fo:font-weight="bold" officeooo:rsid="0055f867" officeooo:paragraph-rsid="0055f867" fo:background-color="transparent" style:font-size-asian="12pt" style:font-style-asian="normal" style:font-weight-asian="bold" style:font-size-complex="12pt" style:font-weight-complex="bold"/>
    </style:style>
    <style:style style:name="P63" style:family="paragraph" style:parent-style-name="Standard">
      <style:paragraph-properties fo:text-align="start" style:justify-single-word="false"/>
      <style:text-properties fo:color="#000000" loext:opacity="100%" style:font-name="Liberation Sans" fo:font-size="12pt" fo:font-style="normal" fo:font-weight="bold" officeooo:rsid="0056edf3" officeooo:paragraph-rsid="0056edf3" fo:background-color="transparent" style:font-size-asian="12pt" style:font-style-asian="normal" style:font-weight-asian="bold" style:font-size-complex="12pt" style:font-weight-complex="bold"/>
    </style:style>
    <style:style style:name="P64" style:family="paragraph" style:parent-style-name="Standard">
      <style:text-properties style:text-underline-style="none" fo:font-weight="normal" officeooo:rsid="0055ea9e" officeooo:paragraph-rsid="0055ea9e" style:font-weight-asian="normal" style:font-weight-complex="normal"/>
    </style:style>
    <style:style style:name="P65" style:family="paragraph" style:parent-style-name="Text_20_body">
      <style:text-properties fo:font-weight="normal" officeooo:rsid="004a1871" officeooo:paragraph-rsid="004a1871" style:font-weight-asian="normal" style:font-weight-complex="normal"/>
    </style:style>
    <style:style style:name="P66" style:family="paragraph" style:parent-style-name="Text_20_body">
      <style:text-properties fo:font-weight="normal" officeooo:rsid="0045fd41" officeooo:paragraph-rsid="00479e50" style:font-weight-asian="normal" style:font-weight-complex="normal"/>
    </style:style>
    <style:style style:name="P67" style:family="paragraph" style:parent-style-name="Text_20_body">
      <style:text-properties fo:font-weight="normal" officeooo:rsid="0049beff" officeooo:paragraph-rsid="0049beff" style:font-weight-asian="normal" style:font-weight-complex="normal"/>
    </style:style>
    <style:style style:name="P68" style:family="paragraph" style:parent-style-name="Text_20_body">
      <style:text-properties fo:font-weight="normal" officeooo:rsid="001478c1" officeooo:paragraph-rsid="0049eb59" style:font-weight-asian="normal" style:font-weight-complex="normal"/>
    </style:style>
    <style:style style:name="P69" style:family="paragraph" style:parent-style-name="Text_20_body" style:list-style-name="L2"/>
    <style:style style:name="P70" style:family="paragraph" style:parent-style-name="Text_20_body" style:list-style-name="L2">
      <style:paragraph-properties fo:margin-top="0in" fo:margin-bottom="0in" style:contextual-spacing="false"/>
    </style:style>
    <style:style style:name="P71" style:family="paragraph" style:parent-style-name="Text_20_body">
      <style:paragraph-properties fo:break-before="page"/>
      <style:text-properties fo:font-weight="normal" officeooo:rsid="001478c1" officeooo:paragraph-rsid="0049eb59" style:font-weight-asian="normal" style:font-weight-complex="normal"/>
    </style:style>
    <style:style style:name="T1" style:family="text">
      <style:text-properties officeooo:rsid="0009a059"/>
    </style:style>
    <style:style style:name="T2" style:family="text">
      <style:text-properties fo:font-weight="bold" style:font-weight-asian="bold" style:font-weight-complex="bold"/>
    </style:style>
    <style:style style:name="T3" style:family="text">
      <style:text-properties fo:font-weight="bold" officeooo:rsid="000845ea" style:font-weight-asian="bold" style:font-weight-complex="bold"/>
    </style:style>
    <style:style style:name="T4" style:family="text">
      <style:text-properties fo:font-weight="bold" officeooo:rsid="001478c1" style:font-weight-asian="bold" style:font-weight-complex="bold"/>
    </style:style>
    <style:style style:name="T5" style:family="text">
      <style:text-properties fo:font-weight="bold" officeooo:rsid="00343b3b" style:font-weight-asian="bold" style:font-weight-complex="bold"/>
    </style:style>
    <style:style style:name="T6" style:family="text">
      <style:text-properties fo:font-weight="bold" officeooo:rsid="00086d4e"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86d4e" style:font-weight-asian="normal" style:font-weight-complex="normal"/>
    </style:style>
    <style:style style:name="T9" style:family="text">
      <style:text-properties fo:font-weight="normal" officeooo:rsid="0009a059" style:font-weight-asian="normal" style:font-weight-complex="normal"/>
    </style:style>
    <style:style style:name="T10" style:family="text">
      <style:text-properties fo:font-weight="normal" officeooo:rsid="000b27f0" style:font-weight-asian="normal" style:font-weight-complex="normal"/>
    </style:style>
    <style:style style:name="T11" style:family="text">
      <style:text-properties fo:font-weight="normal" officeooo:rsid="000ce150" style:font-weight-asian="normal" style:font-weight-complex="normal"/>
    </style:style>
    <style:style style:name="T12" style:family="text">
      <style:text-properties fo:font-weight="normal" officeooo:rsid="000dc280" style:font-weight-asian="normal" style:font-weight-complex="normal"/>
    </style:style>
    <style:style style:name="T13" style:family="text">
      <style:text-properties fo:font-weight="normal" officeooo:rsid="000e9627" style:font-weight-asian="normal" style:font-weight-complex="normal"/>
    </style:style>
    <style:style style:name="T14" style:family="text">
      <style:text-properties fo:font-weight="normal" officeooo:rsid="00104193" style:font-weight-asian="normal" style:font-weight-complex="normal"/>
    </style:style>
    <style:style style:name="T15" style:family="text">
      <style:text-properties fo:font-weight="normal" officeooo:rsid="001478c1" style:font-weight-asian="normal" style:font-weight-complex="normal"/>
    </style:style>
    <style:style style:name="T16" style:family="text">
      <style:text-properties fo:font-weight="normal" officeooo:rsid="00247ebf" style:font-weight-asian="normal" style:font-weight-complex="normal"/>
    </style:style>
    <style:style style:name="T17" style:family="text">
      <style:text-properties fo:font-weight="normal" officeooo:rsid="00257df2" style:font-weight-asian="normal" style:font-weight-complex="normal"/>
    </style:style>
    <style:style style:name="T18" style:family="text">
      <style:text-properties fo:font-weight="normal" officeooo:rsid="003317b0" style:font-weight-asian="normal" style:font-weight-complex="normal"/>
    </style:style>
    <style:style style:name="T19" style:family="text">
      <style:text-properties fo:font-weight="normal" officeooo:rsid="00459465" style:font-weight-asian="normal" style:font-weight-complex="normal"/>
    </style:style>
    <style:style style:name="T20" style:family="text">
      <style:text-properties fo:font-weight="normal" officeooo:rsid="0045fd41" style:font-weight-asian="normal" style:font-weight-complex="normal"/>
    </style:style>
    <style:style style:name="T21" style:family="text">
      <style:text-properties officeooo:rsid="0013318a"/>
    </style:style>
    <style:style style:name="T22" style:family="text">
      <style:text-properties fo:color="#9876aa" loext:opacity="100%" style:font-name="JetBrains Mono" fo:font-size="10pt" fo:font-style="normal" fo:font-weight="bold" style:font-size-asian="10pt" style:font-style-asian="normal" style:font-weight-asian="bold" style:font-weight-complex="bold"/>
    </style:style>
    <style:style style:name="T23" style:family="text">
      <style:text-properties fo:color="#9876aa" loext:opacity="100%" style:font-name="JetBrains Mono" fo:font-size="10pt" fo:font-style="normal" fo:font-weight="bold" officeooo:rsid="00181a2e" style:font-size-asian="10pt" style:font-style-asian="normal" style:font-weight-asian="bold" style:font-weight-complex="bold"/>
    </style:style>
    <style:style style:name="T24" style:family="text">
      <style:text-properties fo:color="#9876aa" loext:opacity="100%" style:font-name="JetBrains Mono" fo:font-size="10pt" fo:font-style="normal" fo:font-weight="bold" officeooo:rsid="00181a2e" fo:background-color="transparent" loext:char-shading-value="0" style:font-size-asian="10pt" style:font-style-asian="normal" style:font-weight-asian="bold" style:font-size-complex="12pt" style:font-weight-complex="bold"/>
    </style:style>
    <style:style style:name="T25" style:family="text">
      <style:text-properties fo:color="#9876aa" loext:opacity="100%" style:font-name="JetBrains Mono" fo:font-size="10pt" fo:font-style="normal" fo:font-weight="bold" fo:background-color="transparent" loext:char-shading-value="0" style:font-size-asian="10pt" style:font-style-asian="normal" style:font-weight-asian="bold" style:font-size-complex="12pt" style:font-weight-complex="bold"/>
    </style:style>
    <style:style style:name="T26" style:family="text">
      <style:text-properties fo:color="#9876aa" loext:opacity="100%" style:font-name="JetBrains Mono" fo:font-size="10pt" fo:font-style="normal" fo:font-weight="bold" officeooo:rsid="0055f867" fo:background-color="transparent" loext:char-shading-value="0" style:font-size-asian="10pt" style:font-style-asian="normal" style:font-weight-asian="bold" style:font-size-complex="12pt" style:font-weight-complex="bold"/>
    </style:style>
    <style:style style:name="T27" style:family="text">
      <style:text-properties fo:color="#9876aa" loext:opacity="100%" style:font-name="JetBrains Mono" fo:font-size="10pt" fo:font-style="normal" officeooo:rsid="00181a2e" style:font-size-asian="10pt" style:font-style-asian="normal"/>
    </style:style>
    <style:style style:name="T28" style:family="text">
      <style:text-properties fo:color="#9876aa" loext:opacity="100%" style:font-name="JetBrains Mono" fo:font-size="10pt" fo:font-style="normal" fo:font-weight="normal" officeooo:rsid="00181a2e" style:font-size-asian="10pt" style:font-style-asian="normal" style:font-weight-asian="normal" style:font-weight-complex="normal"/>
    </style:style>
    <style:style style:name="T29" style:family="text">
      <style:text-properties fo:color="#9876aa" loext:opacity="100%" style:font-name="JetBrains Mono" fo:font-size="10pt" fo:font-style="italic" style:font-size-asian="10pt" style:font-style-asian="italic"/>
    </style:style>
    <style:style style:name="T30" style:family="text">
      <style:text-properties fo:color="#9876aa" loext:opacity="100%" style:font-name="JetBrains Mono" fo:font-style="normal" fo:font-weight="normal" style:font-style-asian="normal" style:font-weight-asian="normal"/>
    </style:style>
    <style:style style:name="T31" style:family="text">
      <style:text-properties fo:color="#9876aa" loext:opacity="100%" fo:font-style="normal" style:font-style-asian="normal"/>
    </style:style>
    <style:style style:name="T32" style:family="text">
      <style:text-properties fo:color="#9876aa" loext:opacity="100%" fo:font-size="10pt" fo:font-style="normal" fo:font-weight="bold" officeooo:rsid="00181a2e" style:font-size-asian="10pt" style:font-style-asian="normal" style:font-weight-asian="bold" style:font-weight-complex="bold"/>
    </style:style>
    <style:style style:name="T33" style:family="text">
      <style:text-properties fo:color="#9876aa" loext:opacity="100%" fo:font-size="10pt" fo:font-style="normal" officeooo:rsid="00181a2e" style:font-size-asian="10pt" style:font-style-asian="normal"/>
    </style:style>
    <style:style style:name="T34" style:family="text">
      <style:text-properties fo:color="#9876aa" loext:opacity="100%" fo:font-size="10pt" fo:font-style="normal" fo:font-weight="normal" officeooo:rsid="00181a2e" style:font-size-asian="10pt" style:font-style-asian="normal" style:font-weight-asian="normal" style:font-weight-complex="normal"/>
    </style:style>
    <style:style style:name="T35" style:family="text">
      <style:text-properties fo:color="#9876aa" loext:opacity="100%" style:font-name="Liberation Sans" fo:font-size="10pt" fo:font-style="normal" fo:font-weight="normal" officeooo:rsid="00181a2e" style:font-size-asian="10pt" style:font-style-asian="normal" style:font-weight-asian="normal" style:font-weight-complex="normal"/>
    </style:style>
    <style:style style:name="T36" style:family="text">
      <style:text-properties fo:color="#9876aa" loext:opacity="100%" style:font-name="Liberation Sans" fo:font-size="10pt" fo:font-style="normal" fo:font-weight="normal" officeooo:rsid="00181a2e" style:font-size-asian="10pt" style:font-style-asian="normal" style:font-weight-asian="normal" style:font-weight-complex="normal"/>
    </style:style>
    <style:style style:name="T37" style:family="text">
      <style:text-properties fo:color="#9876aa" loext:opacity="100%" style:font-name="Liberation Sans" fo:font-size="10pt" fo:font-style="normal" fo:font-weight="normal" officeooo:rsid="00181a2e" fo:background-color="#000000" loext:char-shading-value="0" style:font-size-asian="10pt" style:font-style-asian="normal" style:font-weight-asian="normal" style:font-weight-complex="normal"/>
    </style:style>
    <style:style style:name="T38" style:family="text">
      <style:text-properties fo:color="#9876aa" loext:opacity="100%" style:font-name="Liberation Sans" fo:font-size="10pt" fo:font-style="normal" fo:font-weight="normal" officeooo:rsid="00181a2e" fo:background-color="#000000" loext:char-shading-value="0" style:font-size-asian="10pt" style:font-style-asian="normal" style:font-weight-asian="normal" style:font-weight-complex="normal"/>
    </style:style>
    <style:style style:name="T39" style:family="text">
      <style:text-properties fo:color="#9876aa" loext:opacity="100%" style:font-name="Liberation Sans" fo:font-size="10pt" fo:font-style="normal" fo:font-weight="normal" officeooo:rsid="00181a2e" fo:background-color="transparent" loext:char-shading-value="0" style:font-size-asian="10pt" style:font-style-asian="normal" style:font-weight-asian="normal" style:font-weight-complex="normal"/>
    </style:style>
    <style:style style:name="T40" style:family="text">
      <style:text-properties fo:color="#9876aa" loext:opacity="100%" style:font-name="Liberation Sans" fo:font-size="10pt" fo:font-style="normal" fo:font-weight="normal" officeooo:rsid="00181a2e" fo:background-color="transparent" loext:char-shading-value="0" style:font-size-asian="10pt" style:font-style-asian="normal" style:font-weight-asian="normal" style:font-weight-complex="normal"/>
    </style:style>
    <style:style style:name="T41" style:family="text">
      <style:text-properties fo:color="#e8bf6a" loext:opacity="100%" style:font-name="JetBrains Mono" fo:font-size="10pt" fo:font-style="normal" fo:font-weight="normal" style:font-size-asian="10pt" style:font-style-asian="normal" style:font-weight-asian="normal"/>
    </style:style>
    <style:style style:name="T42" style:family="text">
      <style:text-properties fo:color="#e8bf6a" loext:opacity="100%" style:font-name="JetBrains Mono" fo:font-size="10pt" fo:font-style="normal" fo:font-weight="bold" officeooo:rsid="001478c1" style:font-size-asian="10pt" style:font-style-asian="normal" style:font-weight-asian="bold" style:font-weight-complex="bold"/>
    </style:style>
    <style:style style:name="T43" style:family="text">
      <style:text-properties fo:color="#bababa" loext:opacity="100%" style:font-name="JetBrains Mono" fo:font-size="10pt" fo:font-style="normal" fo:font-weight="normal" style:font-size-asian="10pt" style:font-style-asian="normal" style:font-weight-asian="normal"/>
    </style:style>
    <style:style style:name="T44" style:family="text">
      <style:text-properties fo:color="#a5c261" loext:opacity="100%" style:font-name="JetBrains Mono" fo:font-size="10pt" fo:font-style="normal" fo:font-weight="normal" style:font-size-asian="10pt" style:font-style-asian="normal" style:font-weight-asian="normal"/>
    </style:style>
    <style:style style:name="T45" style:family="text">
      <style:text-properties fo:color="#cc7832" loext:opacity="100%" style:font-name="JetBrains Mono" fo:font-size="10pt" fo:font-style="normal" fo:font-weight="normal" style:font-size-asian="10pt" style:font-style-asian="normal" style:font-weight-asian="normal"/>
    </style:style>
    <style:style style:name="T46" style:family="text">
      <style:text-properties fo:color="#cc7832" loext:opacity="100%" style:font-name="JetBrains Mono" fo:font-style="normal" fo:font-weight="normal" style:font-style-asian="normal" style:font-weight-asian="normal"/>
    </style:style>
    <style:style style:name="T47" style:family="text">
      <style:text-properties fo:color="#cc7832" loext:opacity="100%" fo:font-style="normal" style:font-style-asian="normal"/>
    </style:style>
    <style:style style:name="T48" style:family="text">
      <style:text-properties fo:color="#a9b7c6" loext:opacity="100%" style:font-name="JetBrains Mono" fo:font-size="10pt" fo:font-style="normal" fo:font-weight="normal" style:font-size-asian="10pt" style:font-style-asian="normal" style:font-weight-asian="normal"/>
    </style:style>
    <style:style style:name="T49" style:family="text">
      <style:text-properties fo:color="#a9b7c6" loext:opacity="100%" style:font-name="JetBrains Mono" fo:font-style="normal" fo:font-weight="normal" style:font-style-asian="normal" style:font-weight-asian="normal"/>
    </style:style>
    <style:style style:name="T50" style:family="text">
      <style:text-properties fo:color="#a9b7c6" loext:opacity="100%" fo:font-style="normal" style:font-style-asian="normal"/>
    </style:style>
    <style:style style:name="T51" style:family="text">
      <style:text-properties fo:color="#ffc66d" loext:opacity="100%" style:font-name="JetBrains Mono" fo:font-size="10pt" fo:font-style="normal" fo:font-weight="normal" style:font-size-asian="10pt" style:font-style-asian="normal" style:font-weight-asian="normal"/>
    </style:style>
    <style:style style:name="T52" style:family="text">
      <style:text-properties fo:color="#bbb529" loext:opacity="100%" style:font-name="JetBrains Mono" fo:font-style="normal" fo:font-weight="normal" style:font-style-asian="normal" style:font-weight-asian="normal"/>
    </style:style>
    <style:style style:name="T53" style:family="text">
      <style:text-properties fo:color="#bbb529" loext:opacity="100%" fo:font-style="normal" style:font-style-asian="normal"/>
    </style:style>
    <style:style style:name="T54" style:family="text">
      <style:text-properties officeooo:rsid="002aff57"/>
    </style:style>
    <style:style style:name="T55" style:family="text">
      <style:text-properties officeooo:rsid="0031cce1"/>
    </style:style>
    <style:style style:name="T56" style:family="text">
      <style:text-properties officeooo:rsid="003317b0"/>
    </style:style>
    <style:style style:name="T57" style:family="text">
      <style:text-properties officeooo:rsid="00343b3b"/>
    </style:style>
    <style:style style:name="T58" style:family="text">
      <style:text-properties officeooo:rsid="003becc6"/>
    </style:style>
    <style:style style:name="T59" style:family="text">
      <style:text-properties officeooo:rsid="0041e400"/>
    </style:style>
    <style:style style:name="T60" style:family="text">
      <style:text-properties officeooo:rsid="004225b5"/>
    </style:style>
    <style:style style:name="T61" style:family="text">
      <style:text-properties officeooo:rsid="004f05e4"/>
    </style:style>
    <style:style style:name="T62" style:family="text">
      <style:text-properties style:font-name="Liberation Sans" fo:font-size="10pt" fo:font-style="normal" fo:font-weight="normal" officeooo:rsid="00181a2e" fo:background-color="transparent" loext:char-shading-value="0" style:font-size-asian="10pt" style:font-style-asian="normal" style:font-weight-asian="normal" style:font-weight-complex="normal"/>
    </style:style>
    <style:style style:name="T63" style:family="text">
      <style:text-properties fo:font-size="10pt" fo:font-style="normal" officeooo:rsid="00181a2e" style:font-size-asian="10pt" style:font-style-asian="normal"/>
    </style:style>
    <style:style style:name="T64" style:family="text">
      <style:text-properties fo:color="#000000" loext:opacity="100%" style:font-name="Liberation Sans" fo:font-size="10pt" fo:font-style="normal" fo:font-weight="normal" officeooo:rsid="00181a2e" fo:background-color="transparent" loext:char-shading-value="0" style:font-size-asian="10pt" style:font-style-asian="normal" style:font-weight-asian="normal" style:font-weight-complex="normal"/>
    </style:style>
    <style:style style:name="T65" style:family="text">
      <style:text-properties fo:color="#000000" loext:opacity="100%" style:font-name="Liberation Sans" fo:font-style="normal" fo:font-weight="normal" officeooo:rsid="00181a2e" fo:background-color="transparent" loext:char-shading-value="0" style:font-style-asian="normal" style:font-weight-asian="normal" style:font-weight-complex="normal"/>
    </style:style>
    <style:style style:name="T66" style:family="text">
      <style:text-properties fo:color="#000000" loext:opacity="100%" style:font-name="Liberation Sans" fo:font-size="12pt" fo:font-style="normal" fo:font-weight="normal" officeooo:rsid="00181a2e" fo:background-color="transparent" loext:char-shading-value="0" style:font-size-asian="12pt" style:font-style-asian="normal" style:font-weight-asian="normal" style:font-size-complex="12pt" style:font-weight-complex="normal"/>
    </style:style>
    <style:style style:name="T67" style:family="text">
      <style:text-properties fo:color="#000000" loext:opacity="100%" style:font-name="Liberation Sans" fo:font-size="12pt" fo:font-style="normal" fo:font-weight="normal" officeooo:rsid="0055f867" fo:background-color="transparent" loext:char-shading-value="0" style:font-size-asian="12pt" style:font-style-asian="normal" style:font-weight-asian="normal" style:font-size-complex="12pt" style:font-weight-complex="normal"/>
    </style:style>
    <style:style style:name="T68" style:family="text">
      <style:text-properties fo:font-size="12pt" style:font-size-asian="12pt" style:font-size-complex="12pt"/>
    </style:style>
    <style:style style:name="T69" style:family="text">
      <style:text-properties fo:font-style="normal" officeooo:rsid="00181a2e" style:font-style-asian="normal"/>
    </style:style>
    <style:style style:name="T70" style:family="text">
      <style:text-properties style:text-underline-style="solid" style:text-underline-type="double" style:text-underline-width="auto" style:text-underline-color="font-color" fo:font-weight="normal" style:font-weight-asian="normal" style:font-weight-complex="normal"/>
    </style:style>
    <style:style style:name="T71" style:family="text">
      <style:text-properties style:text-underline-style="none" fo:font-weight="normal" style:font-weight-asian="normal" style:font-weight-complex="normal"/>
    </style:style>
    <style:style style:name="T72" style:family="text">
      <style:text-properties officeooo:rsid="0055f867"/>
    </style:style>
    <style:style style:name="T73" style:family="text">
      <style:text-properties officeooo:rsid="0057f592"/>
    </style:style>
    <style:style style:name="T74" style:family="text">
      <style:text-properties officeooo:rsid="005aeef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vanced Angular</text:p>
      <text:p text:style-name="P3"/>
      <text:p text:style-name="P2"><text:a xlink:type="simple" xlink:href="https://angular.io/guide/cheatsheet" text:style-name="Internet_20_link" text:visited-style-name="Visited_20_Internet_20_Link">https://angular.io/guide/cheatsheet</text:a></text:p>
      <text:p text:style-name="P2"/>
      <text:p text:style-name="P4"><text:span text:style-name="T1">Before START CODING<text:line-break/></text:span><text:span text:style-name="T9">→ set up local, dev, test and production okoline</text:span></text:p>
      <text:p text:style-name="P48">→ set up internalozation</text:p>
      <text:p text:style-name="P4"><text:span text:style-name="T9">→ </text:span><text:span text:style-name="T10">set up tslint file (static code anliza)</text:span></text:p>
      <text:p text:style-name="P49">→ set up git </text:p>
      <text:p text:style-name="P48">→ set up build pipline docker image jenkis itd,</text:p>
      <text:p text:style-name="P4"><text:span text:style-name="T9">→ </text:span><text:span text:style-name="T11">set up CODE OF CONDUCT </text:span><text:span text:style-name="T12">and CODING RULES, </text:span><text:span text:style-name="T13">coding standards</text:span></text:p>
      <text:p text:style-name="P5"><text:span text:style-name="T8">→ </text:span><text:span text:style-name="T14">use scss </text:span></text:p>
      <text:p text:style-name="P6"><text:span text:style-name="T14">→ </text:span><text:span text:style-name="T17">add read.me to every module or reusable component </text:span></text:p>
      <text:p text:style-name="P27"><text:span text:style-name="T17">→ . </text:span><text:a xlink:type="simple" xlink:href="https://webpack.js.org/guides/tree-shaking/" text:style-name="Internet_20_link" text:visited-style-name="Visited_20_Internet_20_Link"><text:span text:style-name="T17">Tree-shaking</text:span></text:a><text:span text:style-name="T17"> is an optimisation that excludes unused library code </text:span><text:span text:style-name="T3"><text:line-break/>-&gt;Writing test is important, </text:span><text:span text:style-name="T6">from start of he project.<text:line-break/></text:span></text:p>
      <text:p text:style-name="P13"/>
      <text:p text:style-name="P50">Decorators</text:p>
      <text:p text:style-name="P7"><text:span text:style-name="T7"><text:line-break/>Use Annotation (</text:span><text:span text:style-name="T16">decorators</text:span><text:span text:style-name="T7">) <text:line-break/></text:span>→ OneOF for validation <text:span text:style-name="T61">(google material ui)</text:span><text:line-break/>→ <text:span text:style-name="T21">be carefolt at compile time </text:span></text:p>
      <text:p text:style-name="P8"/>
      <text:p text:style-name="P14"/>
      <text:p text:style-name="P14">The decorator is a function that we can hook into our code, to extend with some behavior and helps us to write code abstractions that help extend code clear.</text:p>
      <text:p text:style-name="P14"/>
      <text:p text:style-name="P14">The decorator function depends on which you will decorate, that's mean it doesn't get the same parameters when it is working over a class, methods or properties</text:p>
      <text:p text:style-name="P14"/>
      <text:p text:style-name="P17">The decorators are used in some class code areas: </text:p>
      <text:list xml:id="list336723164" text:style-name="L1">
        <text:list-item>
          <text:p text:style-name="P51">class definition</text:p>
        </text:list-item>
        <text:list-item>
          <text:p text:style-name="P51">properties</text:p>
        </text:list-item>
        <text:list-item>
          <text:p text:style-name="P51">method</text:p>
        </text:list-item>
        <text:list-item>
          <text:p text:style-name="P51">accessors</text:p>
        </text:list-item>
        <text:list-item>
          <text:p text:style-name="P51">parameters</text:p>
        </text:list-item>
      </text:list>
      <text:p text:style-name="P10"/>
      <text:p text:style-name="P15">From: <text:a xlink:type="simple" xlink:href="https://dev.to/danywalls/decorators-in-typescript-with-example-part-1-m0f" text:style-name="Internet_20_link" text:visited-style-name="Visited_20_Internet_20_Link">https://dev.to/danywalls/decorators-in-typescript-with-example-part-1-m0f</text:a> <text:span text:style-name="T55">(see examples)</text:span></text:p>
      <text:p text:style-name="P15"/>
      <text:p text:style-name="P15">The decorator factory is a function that returns the decorator function itself, it gives the flexibility to pass parameters to the decorators.</text:p>
      <text:p text:style-name="P15"/>
      <text:p text:style-name="P11">The Angular framework heavily relies on decorators, but at build-time they compile them into static code to avoid these issues. <text:s/><text:span text:style-name="T18">(</text:span><text:a xlink:type="simple" xlink:href="https://medium.com/angular-in-depth/converting-typescript-decorators-into-static-code-using-tsquery-tstemplate-and-transforms-8c65d606a517" text:style-name="Internet_20_link" text:visited-style-name="Visited_20_Internet_20_Link"><text:span text:style-name="T18">https://medium.com/angular-in-depth/converting-typescript-decorators-into-static-code-using-tsquery-tstemplate-and-transforms-8c65d606a517</text:span></text:a><text:span text:style-name="T56">)</text:span></text:p>
      <text:p text:style-name="P11"/>
      <text:p text:style-name="P12"/>
      <text:p text:style-name="P26"><text:span text:style-name="T5">Decorator → </text:span>They allow us to treat our code as data, and to <text:a xlink:type="simple" xlink:href="https://en.wikipedia.org/wiki/Metaprogramming" text:style-name="Internet_20_link" text:visited-style-name="Visited_20_Internet_20_Link">change the behaviour of our code at runtime</text:a></text:p>
      <text:p text:style-name="P26"><text:soft-page-break/></text:p>
      <text:p text:style-name="P65">List of angular decorators: https://medium.com/@madhavmahesh/list-of-all-decorators-available-in-angular-71bdf4ad6976</text:p>
      <text:p text:style-name="P26"/>
      <text:p text:style-name="P29">Angular Decorator</text:p>
      <text:p text:style-name="P29">decorator as an expression that evaluates to a function that takes the target, name, and decorator descriptor as arguments.</text:p>
      <text:p text:style-name="P9"/>
      <text:p text:style-name="P16">The core functionality of most angular decorators is to attach metadata to a class. This metadata is then used by the compiler to construct various factories.</text:p>
      <text:p text:style-name="P9"/>
      <text:p text:style-name="P16">Angular uses wrapper function approach to decorators. This wrapper function takes component properties and merges them with the defaults. Let’s implement that:</text:p>
      <text:p text:style-name="P16"/>
      <text:p text:style-name="P32"><text:span text:style-name="Source_20_Text">export function CustomComponentDecorator(_props) {</text:span></text:p>
      <text:p text:style-name="Preformatted_20_Text"><text:span text:style-name="Source_20_Text"><text:s text:c="2"/>_props = Object.assign({}, defaultProps, _props);</text:span></text:p>
      <text:p text:style-name="Preformatted_20_Text"><text:span text:style-name="Source_20_Text"><text:s text:c="2"/>return function (cls) { }</text:span></text:p>
      <text:p text:style-name="P35"><text:span text:style-name="Source_20_Text">}</text:span></text:p>
      <text:p text:style-name="P19">but angular at runtime chechks wheather a metadata instance inherits from the DecoratorFactory <text:span text:style-name="T58">so</text:span></text:p>
      <text:p text:style-name="P16"/>
      <text:p text:style-name="P33"><text:span text:style-name="Source_20_Text">export function CustomComponentDecorator(_props) {</text:span></text:p>
      <text:p text:style-name="Preformatted_20_Text"><text:span text:style-name="Source_20_Text"><text:s text:c="2"/>let props = Object.create(DecoratorFactory);</text:span></text:p>
      <text:p text:style-name="Preformatted_20_Text"><text:span text:style-name="Source_20_Text"><text:s text:c="2"/>props = Object.assign(props, defaultComponentProps, _props);</text:span></text:p>
      <text:p text:style-name="Preformatted_20_Text"/>
      <text:p text:style-name="Preformatted_20_Text"><text:span text:style-name="Source_20_Text"><text:s text:c="2"/>return function (cls) {</text:span></text:p>
      <text:p text:style-name="Preformatted_20_Text"><text:span text:style-name="Source_20_Text"><text:s text:c="4"/>Reflect.defineMetadata('annotations', [props], cls);</text:span></text:p>
      <text:p text:style-name="Preformatted_20_Text"><text:span text:style-name="Source_20_Text"><text:s text:c="2"/>}</text:span></text:p>
      <text:p text:style-name="P35"><text:span text:style-name="Source_20_Text">}</text:span></text:p>
      <text:p text:style-name="P18">from: https://indepth.dev/posts/1163/implementing-custom-component-decorator-in-angular </text:p>
      <text:p text:style-name="P16"/>
      <text:p text:style-name="P16"/>
      <text:p text:style-name="P38">Maybe you already asked yourself, after having a look at the different signatures, how to pass additional properties to the decorator functions. The answer to that is: with decorator factories.</text:p>
      <text:p text:style-name="Text_20_body">Decorator factories are just functions wrapped around the decorator function itself. With that in place, you are able to pass parameters to the outer function in order to modify the behavior of the decorator.</text:p>
      <text:p text:style-name="P34"><text:span text:style-name="Source_20_Text">function log(textToLog: string) {</text:span></text:p>
      <text:p text:style-name="Preformatted_20_Text"><text:span text:style-name="Source_20_Text"><text:s text:c="2"/>return function (target: Object, propertyKey: string | symbol) {</text:span></text:p>
      <text:p text:style-name="Preformatted_20_Text"><text:span text:style-name="Source_20_Text"><text:s text:c="4"/>console.log(textToLog);</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class C {</text:span></text:p>
      <text:p text:style-name="Preformatted_20_Text"><text:span text:style-name="Source_20_Text"><text:s text:c="2"/>@log("this will be logged")</text:span></text:p>
      <text:p text:style-name="Preformatted_20_Text"><text:span text:style-name="Source_20_Text"><text:s text:c="2"/>x: number;</text:span></text:p>
      <text:p text:style-name="P35"><text:span text:style-name="Source_20_Text">}</text:span></text:p>
      <text:p text:style-name="P20"/>
      <text:p text:style-name="P20">Form: <text:a xlink:type="simple" xlink:href="https://dev.to/pinutz23/typescript-decorators-part-1-the-basics-37p5" text:style-name="Internet_20_link" text:visited-style-name="Visited_20_Internet_20_Link">https://dev.to/pinutz23/typescript-decorators-part-1-the-basics-37p5</text:a></text:p>
      <text:p text:style-name="P20"><text:soft-page-break/></text:p>
      <text:p text:style-name="P21">also: <text:a xlink:type="simple" xlink:href="https://www.typescriptlang.org/docs/handbook/typescript-in-5-minutes-oop.html" text:style-name="Internet_20_link" text:visited-style-name="Visited_20_Internet_20_Link">https://www.typescriptlang.org/docs/handbook/typescript-in-5-minutes-oop.html</text:a></text:p>
      <text:p text:style-name="P21"/>
      <text:p text:style-name="P31"><text:span text:style-name="T19">From:<text:line-break/></text:span>An Angular app is an interaction of the following Angular artifacts: </text:p>
      <text:list xml:id="list2523751027" text:style-name="L2">
        <text:list-item>
          <text:p text:style-name="P70">Components</text:p>
        </text:list-item>
        <text:list-item>
          <text:p text:style-name="P70">Services</text:p>
        </text:list-item>
        <text:list-item>
          <text:p text:style-name="P70">Directives</text:p>
        </text:list-item>
        <text:list-item>
          <text:p text:style-name="P70">Pipes</text:p>
        </text:list-item>
        <text:list-item>
          <text:p text:style-name="P69">Modules</text:p>
        </text:list-item>
      </text:list>
      <text:p text:style-name="Text_20_body">Each artifact is a TypeScript class. Angular recognizes the TypeScript class as an Angular artifact with the help of decorators.</text:p>
      <text:p text:style-name="Text_20_body"/>
      <text:p text:style-name="Text_20_body">The whole purpose of Angular decorators is to store metadata about a class, method, or property. When you configure a component, you are providing a metadata for that class that tells Angular that you have a component, and that component has a specific configuration.</text:p>
      <text:p text:style-name="Text_20_body"/>
      <text:p text:style-name="Text_20_body">From <text:a xlink:type="simple" xlink:href="https://www.typescriptlang.org/docs/handbook/decorators.html#property-decorators" text:style-name="Internet_20_link" text:visited-style-name="Visited_20_Internet_20_Link">TypeScript's documentation</text:a>: </text:p>
      <text:p text:style-name="Quotations">The expression for the property decorator will be called as a function at runtime, with the following two arguments:</text:p>
      <text:list xml:id="list3203319106" text:style-name="L3">
        <text:list-item>
          <text:p text:style-name="P47">Either the constructor function of the class for a static member, or the prototype of the class for an instance member.</text:p>
        </text:list-item>
        <text:list-item>
          <text:p text:style-name="P46">The name of the member.</text:p>
        </text:list-item>
      </text:list>
      <text:p text:style-name="Text_20_body"/>
      <text:p text:style-name="Text_20_body"/>
      <text:p text:style-name="P40">Form: <text:a xlink:type="simple" xlink:href="https://www.pluralsight.com/guides/defining-metadata-with-a-decorator-in-angular" text:style-name="Internet_20_link" text:visited-style-name="Visited_20_Internet_20_Link"><text:span text:style-name="T20">https://www.pluralsight.com/guides/defining-metadata-with-a-decorator-in-angular</text:span></text:a></text:p>
      <text:p text:style-name="P66"/>
      <text:p text:style-name="P41"><text:span text:style-name="T20">C</text:span><text:span text:style-name="T7">ustom decorator</text:span></text:p>
      <text:p text:style-name="P41"><text:span text:style-name="T7">from → </text:span><text:a xlink:type="simple" xlink:href="https://javascript.plainenglish.io/the-anatomy-of-decorators-in-angular-d7972bf9e865" text:style-name="Internet_20_link" text:visited-style-name="Visited_20_Internet_20_Link"><text:span text:style-name="T7">https://javascript.plainenglish.io/the-anatomy-of-decorators-in-angular-d7972bf9e865</text:span></text:a></text:p>
      <text:p text:style-name="P67"/>
      <text:p text:style-name="P42"><text:span text:style-name="T7">some of the custom decorators → </text:span><text:a xlink:type="simple" xlink:href="https://blog.bitsrc.io/6-useful-decorators-to-use-in-your-angular-projects-777e9b4c8c62" text:style-name="Internet_20_link" text:visited-style-name="Visited_20_Internet_20_Link"><text:span text:style-name="T7">https://blog.bitsrc.io/6-useful-decorators-to-use-in-your-angular-projects-777e9b4c8c62</text:span></text:a></text:p>
      <text:p text:style-name="P68"/>
      <text:p text:style-name="P71"/>
      <text:p text:style-name="P54"><text:span text:style-name="T15"><text:s/>@Component<text:line-break/></text:span></text:p>
      <text:p text:style-name="P57"><text:span text:style-name="T69">Angular components are a subset of directives, always associated with a template. Unlike other directives, only one component can be instantiated for a given element in a template.</text:span></text:p>
      <text:p text:style-name="P57"><text:span text:style-name="T69"/></text:p>
      <text:p text:style-name="P55"><text:span text:style-name="T66">A component must belong to an NgModule in order for it to be available to another component or application. To make it a member of an NgModule, list it in the </text:span><text:span text:style-name="Source_20_Text"><text:span text:style-name="T66">declarations</text:span></text:span><text:span text:style-name="T66"> field of the </text:span><text:a xlink:type="simple" xlink:href="https://angular.io/api/core/NgModule" text:style-name="Internet_20_link" text:visited-style-name="Visited_20_Internet_20_Link"><text:span text:style-name="Source_20_Text"><text:span text:style-name="T66">NgModule</text:span></text:span></text:a><text:span text:style-name="T66"> metadata.</text:span></text:p>
      <text:p text:style-name="P55"><text:span text:style-name="T66"/></text:p>
      <text:p text:style-name="P62">Change detection strategy</text:p>
      <text:p text:style-name="P58">When a component is instantiated, Angular creates a change detector, which is responsible for propagating the component's bindings.</text:p>
      <text:p text:style-name="P58">To improve performance, we want to check and update the list less often than the changes actually occur. To do that, we detach the component's change detector and perform an explicit local check every five seconds. (<text:a xlink:type="simple" xlink:href="https://angular.io/api/core/ChangeDetectorRef#usage-notes" text:style-name="Internet_20_link" text:visited-style-name="Visited_20_Internet_20_Link">https://angular.io/api/core/ChangeDetectorRef#usage-notes</text:a>)<text:line-break/><text:span text:style-name="T73">also : </text:span><text:a xlink:type="simple" xlink:href="https://medium.com/technofunnel/angular-change-detection-strategy-onpush-and-default-strategy-edd8d41ba9ef" text:style-name="Internet_20_link" text:visited-style-name="Visited_20_Internet_20_Link"><text:span text:style-name="T73">https://medium.com/technofunnel/angular-change-detection-strategy-onpush-and-default-strategy-edd8d41ba9ef</text:span></text:a></text:p>
      <text:p text:style-name="P59">also </text:p>
      <text:p text:style-name="P59">https://medium.com/@bencabanes/angular-change-detection-strategy-an-introduction-819aaa7204e7</text:p>
      <text:p text:style-name="P60">also</text:p>
      <text:p text:style-name="P60"><text:a xlink:type="simple" xlink:href="https://www.digitalocean.com/community/tutorials/angular-change-detection-strategy" text:style-name="Internet_20_link" text:visited-style-name="Visited_20_Internet_20_Link">https://www.digitalocean.com/community/tutorials/angular-change-detection-strategy</text:a></text:p>
      <text:p text:style-name="P61">also</text:p>
      <text:p text:style-name="P60"><text:a xlink:type="simple" xlink:href="https://blog.ninja-squad.com/2018/09/27/angular-performances-part-4/" text:style-name="Internet_20_link" text:visited-style-name="Visited_20_Internet_20_Link">https://blog.ninja-squad.com/2018/09/27/angular-performances-part-4/</text:a><text:line-break/><text:span text:style-name="T74">also<text:line-break/>https://www.mokkapps.de/blog/the-last-guide-for-angular-change-detection-you-will-ever-need/</text:span></text:p>
      <text:p text:style-name="P60"/>
      <text:p text:style-name="P63">viewProviders</text:p>
      <text:p text:style-name="P56"><text:span text:style-name="T67"/></text:p>
      <text:p text:style-name="P55"><text:span text:style-name="T24"/></text:p>
      <text:p text:style-name="P64">From: https://angular.io/api/core/Component</text:p>
      <text:h text:style-name="Heading_20_3" text:outline-level="3"><text:span text:style-name="T71"/></text:h>
      <text:h text:style-name="Heading_20_3" text:outline-level="3"><text:span text:style-name="T71"/></text:h>
      <text:h text:style-name="Heading_20_3" text:outline-level="3">&lt;ng-content&gt;</text:h>
      <text:p text:style-name="Standard"><text:span text:style-name="T42">→ </text:span><text:span text:style-name="T41">&lt;span </text:span><text:span text:style-name="T43">class</text:span><text:span text:style-name="T44">="md-button-wrapper"</text:span><text:span text:style-name="T41">&gt;&lt;ng-content&gt;&lt;/ng-content&gt;&lt;/span&gt;</text:span></text:p>
      <text:p text:style-name="Standard">Usage:</text:p>
      <text:p text:style-name="Standard"><text:span text:style-name="T41">1. &lt;md-card&gt;</text:span><text:line-break/><text:span text:style-name="T41"> &lt;md-card-header&gt;</text:span></text:p>
      <text:p text:style-name="Standard"><text:s/>&lt;/md-card-header&gt;</text:p>
      <text:p text:style-name="Standard">&lt;/ md-card&gt;</text:p>
      <text:p text:style-name="Standard"/>
      <text:p text:style-name="Standard">2. &lt;button mbutton&gt; &lt;/button&gt;</text:p>
      <text:p text:style-name="P52"/>
      <text:p text:style-name="P53"/>
      <text:p text:style-name="P8"><text:soft-page-break/><text:span text:style-name="T45">export const </text:span><text:span text:style-name="T29">MD_CARD_DIRECTIVES</text:span><text:span text:style-name="T48">: </text:span><text:span text:style-name="T29">Type</text:span><text:span text:style-name="T48">[] =</text:span><text:line-break/><text:span text:style-name="T48"> <text:s text:c="3"/></text:span><text:span text:style-name="T51">CONST_EXPR</text:span><text:span text:style-name="T48">([MdCard</text:span><text:span text:style-name="T45">, </text:span><text:span text:style-name="T48">MdCardHeader</text:span><text:span text:style-name="T45">, </text:span><text:span text:style-name="T48">MdCardTitleGroup])</text:span><text:span text:style-name="T45">;</text:span></text:p>
      <text:p text:style-name="P22"/>
      <text:h text:style-name="P44" text:outline-level="3"/>
      <text:h text:style-name="P43" text:outline-level="3"><text:span text:style-name="T31">elementRef_</text:span><text:span text:style-name="T50">: ElementRef</text:span></text:h>
      <text:h text:style-name="P45" text:outline-level="3"/>
      <text:h text:style-name="P45" text:outline-level="3">Promise</text:h>
      <text:p text:style-name="P36"/>
      <text:p text:style-name="P37">HostBinding</text:p>
      <text:p text:style-name="P37"/>
      <text:p text:style-name="P23"><text:span text:style-name="T53">@ContentChildren</text:span><text:span text:style-name="T50">(MdSidenav) </text:span><text:span text:style-name="T47">private </text:span><text:span text:style-name="T31">sidenavs_</text:span><text:span text:style-name="T50">: QueryList&lt;MdSidenav&gt;</text:span><text:span text:style-name="T47">;</text:span></text:p>
      <text:p text:style-name="P24"/>
      <text:p text:style-name="P24"/>
      <text:p text:style-name="P25"><text:span text:style-name="T52">@Optional</text:span><text:span text:style-name="T49">() </text:span><text:span text:style-name="T52">@Host</text:span><text:span text:style-name="T49">() </text:span><text:span text:style-name="T46">private </text:span><text:span text:style-name="T30">dir_</text:span><text:span text:style-name="T49">: Dir</text:span></text:p>
      <text:p text:style-name="P24"/>
      <text:p text:style-name="P24"/>
      <text:p text:style-name="P24">Bootstrapping <text:span text:style-name="T54">Angular </text:span></text:p>
      <text:p text:style-name="P24"/>
      <text:p text:style-name="P24">Object <text:span text:style-name="T57">class of java script and angular</text:span></text:p>
      <text:p text:style-name="P24"/>
      <text:p text:style-name="P28">Transformer function (typescript angular) from <text:a xlink:type="simple" xlink:href="https://medium.com/angular-in-depth/converting-typescript-decorators-into-static-code-using-tsquery-tstemplate-and-transforms-8c65d606a517" text:style-name="Internet_20_link" text:visited-style-name="Visited_20_Internet_20_Link">https://medium.com/angular-in-depth/converting-typescript-decorators-into-static-code-using-tsquery-tstemplate-and-transforms-8c65d606a517</text:a></text:p>
      <text:p text:style-name="P28"/>
      <text:p text:style-name="P28">Angular compiler<text:line-break/>form : <text:a xlink:type="simple" xlink:href="https://indepth.dev/posts/1242/an-in-depth-overview-of-angular-compilers" text:style-name="Internet_20_link" text:visited-style-name="Visited_20_Internet_20_Link">https://indepth.dev/posts/1242/an-in-depth-overview-of-angular-compilers</text:a></text:p>
      <text:p text:style-name="P28"/>
      <text:p text:style-name="P30">Event Managment <text:span text:style-name="T59">in angular app</text:span></text:p>
      <text:p text:style-name="P30"><text:a xlink:type="simple" xlink:href="https://indepth.dev/posts/1153/supercharge-event-management-in-your-angular-application" text:style-name="Internet_20_link" text:visited-style-name="Visited_20_Internet_20_Link">https://indepth.dev/posts/1153/supercharge-event-management-in-your-angular-application</text:a></text:p>
      <text:p text:style-name="P30"/>
      <text:p text:style-name="P30"/>
      <table:table table:name="Table1" table:style-name="Table1">
        <table:table-column table:style-name="Table1.A"/>
        <table:table-row table:style-name="TableLine94390435043824">
          <table:table-cell table:style-name="Table1.A1" office:value-type="string">
            <text:p text:style-name="Table_20_Contents"><text:bookmark text:name="file-ng-coercion-carousel-coerce-ts-LC5"/>@Input()</text:p>
          </table:table-cell>
        </table:table-row>
      </table:table>
      <table:table table:name="Table2" table:style-name="Table2">
        <table:table-column table:style-name="Table2.A"/>
        <table:table-row table:style-name="TableLine94390435291376">
          <table:table-cell table:style-name="Table2.A1" office:value-type="string">
            <text:p text:style-name="Table_20_Contents"><text:bookmark text:name="file-ng-coercion-carousel-coerce-ts-LC6"/>set autoplay(value: boolean) {</text:p>
          </table:table-cell>
        </table:table-row>
      </table:table>
      <table:table table:name="Table3" table:style-name="Table3">
        <table:table-column table:style-name="Table3.A"/>
        <table:table-row table:style-name="TableLine94390435309920">
          <table:table-cell table:style-name="Table3.A1" office:value-type="string">
            <text:p text:style-name="Table_20_Contents"><text:bookmark text:name="file-ng-coercion-carousel-coerce-ts-LC7"/>this._autoplay = coerceBooleanProperty(value);</text:p>
          </table:table-cell>
        </table:table-row>
      </table:table>
      <text:p text:style-name="Text_20_body">}</text:p>
      <text:p text:style-name="Text_20_body">→ <text:span text:style-name="T60">input have function</text:span></text:p>
      <text:p text:style-name="Text_20_body"/>
      <text:p text:style-name="P39">type script; https://www.typescriptlang.org/docs/handbook/typescript-in-5-minutes-oop.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6T18:16:41.767055825</meta:creation-date>
    <dc:date>2021-04-05T23:24:05.727712535</dc:date>
    <meta:editing-duration>PT2H20M12S</meta:editing-duration>
    <meta:editing-cycles>81</meta:editing-cycles>
    <meta:generator>LibreOffice/7.0.4.2$Linux_X86_64 LibreOffice_project/00$Build-2</meta:generator>
    <meta:document-statistic meta:table-count="3" meta:image-count="0" meta:object-count="0" meta:page-count="5" meta:paragraph-count="111" meta:word-count="831" meta:character-count="7050" meta:non-whitespace-character-count="6291"/>
  </office:meta>
</office:document-meta>
</file>